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3.493cm"/>
    </style:style>
    <style:style style:name="co19" style:family="table-column">
      <style:table-column-properties fo:break-before="auto" style:column-width="2.858cm"/>
    </style:style>
    <style:style style:name="co1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3.201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3.149cm"/>
    </style:style>
    <style:style style:name="co16" style:family="table-column">
      <style:table-column-properties fo:break-before="auto" style:column-width="2.99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281cm"/>
    </style:style>
    <style:style style:name="co20" style:family="table-column">
      <style:table-column-properties fo:break-before="auto" style:column-width="2.805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28" style:family="table-column">
      <style:table-column-properties fo:break-before="auto" style:column-width="3.44cm"/>
    </style:style>
    <style:style style:name="co29" style:family="table-column">
      <style:table-column-properties fo:break-before="auto" style:column-width="2.903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434cm"/>
    </style:style>
    <style:style style:name="co32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11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14" table:default-cell-style-name="ce26"/>
        <table:table-column table:style-name="co1" table:number-columns-repeated="3" table:default-cell-style-name="ce1"/>
        <table:table-column table:style-name="co15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6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Brendan Smith</text:p>
          </table:table-cell>
          <table:table-cell table:style-name="ce26" office:value-type="float" office:value="1262000">
            <text:p>1,2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6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7031500">
            <text:p>67,031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6"/>
        <table:table-column table:style-name="co1" table:number-columns-repeated="2" table:default-cell-style-name="ce1"/>
        <table:table-column table:style-name="co18" table:default-cell-style-name="ce1"/>
        <table:table-column table:style-name="co16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033000">
            <text:p>68,03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Ellis</text:p>
          </table:table-cell>
          <table:table-cell office:value-type="float" office:value="2500000">
            <text:p>2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6422000">
            <text:p>106,422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20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425000">
            <text:p>68,4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7883000">
            <text:p>67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8" table:print="false">
        <office:forms form:automatic-focus="false" form:apply-design-mode="false"/>
        <table:table-column table:style-name="co1" table:default-cell-style-name="ce1"/>
        <table:table-column table:style-name="co28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27"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951000">
            <text:p>64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1300000">
            <text:p>1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426000">
            <text:p>110,426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0" table:default-cell-style-name="ce26"/>
        <table:table-column table:style-name="co1" table:number-columns-repeated="3" table:default-cell-style-name="ce1"/>
        <table:table-column table:style-name="co30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3750000">
            <text:p>63,7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8024334">
            <text:p>98,024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2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0" table:default-cell-style-name="ce26"/>
        <table:table-column table:style-name="co1" table:number-columns-repeated="2" table:default-cell-style-name="ce1"/>
        <table:table-column table:style-name="co31" table:default-cell-style-name="ce1"/>
        <table:table-column table:style-name="co32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082000">
            <text:p>56,08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0749000">
            <text:p>100,749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2014-11-24</text:date>, <text:time>21:3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1-24T21:34:50</dc:date>
    <dc:creator>Ben Miller</dc:creator>
    <meta:editing-duration>P23DT4H28M51S</meta:editing-duration>
    <meta:editing-cycles>54</meta:editing-cycles>
    <meta:document-statistic meta:table-count="10" meta:cell-count="2065" meta:object-count="0"/>
  </office:meta>
</office:document-meta>
</file>